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Message.BuildMessage( String message , int line , boolea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DocletTask.addError( String error , SourcePosition sourc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Message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Message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DocletTask.setWebcontentdir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DocletTask.addWarning( String warning , SourcePosition sourc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uiDocletTask.addWarning( String warning , String sourceFile , int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uiDocletTask.star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NetuiDocletTask.setSourcepath( String sour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DocletTask.validateO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uiDocletTask.addError( String error , String sourceFile , int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